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background-color="#cccccc">
        <style:background-image/>
      </style:paragraph-properties>
      <style:text-properties style:font-name="Times New Roman" fo:font-size="12pt" style:font-size-asian="12pt" style:font-size-complex="12pt"/>
    </style:style>
    <style:style style:name="T1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2" style:family="text">
      <style:text-properties fo:font-variant="normal" fo:text-transform="none" fo:color="#000000" fo:font-size="12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style:font-name="Consolas" fo:font-size="12pt" fo:letter-spacing="normal" fo:font-style="normal" fo:font-weight="normal"/>
    </style:style>
    <style:style style:name="T5" style:family="text">
      <style:text-properties fo:font-variant="normal" fo:text-transform="none" fo:font-size="12pt" fo:letter-spacing="normal" fo:font-style="normal" fo:font-weight="normal"/>
    </style:style>
    <style:style style:name="T6" style:family="text">
      <style:text-properties fo:font-variant="normal" fo:text-transform="none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 1:</text:p>
      <text:p text:style-name="P1"><text:tab/>== voert een type conversie uit. === voert geen type conversie uit. Dus: false == 0 is true, false === 0 is false.</text:p>
      <text:p text:style-name="P1"/>
      <text:p text:style-name="P1">Question 2:</text:p>
      <text:p text:style-name="P1"><text:tab/>Closure is een functie die verwijst naar een onafhankelijke variabele. De functie onthoudt dus de omgeving waarbinnen het gecreëerd is.</text:p>
      <text:p text:style-name="P1"/>
      <text:p text:style-name="P1">Question 3:</text:p>
      <text:p text:style-name="P1"><text:tab/>Een higher-order function is een functie die binnen een functie wordt aangeroepen. Met andere woorden, het is een functie waarvan de input een functie is.</text:p>
      <text:p text:style-name="P1"/>
      <text:p text:style-name="P1">Question 4:</text:p>
      <text:p text:style-name="P1"><text:tab/>Een query selector is een functie waarmee je <text:s/>in documenten specifieke elementen kan selecteren. </text:p>
      <text:p text:style-name="P1">Bijvoorbeeld:</text:p>
      <text:p text:style-name="P2"><text:tab/><text:span text:style-name="T3">&lt;h3&gt;A h3 element&lt;/h3&gt;</text:span> <text:line-break/><text:tab/><text:span text:style-name="T3">document.querySelector(</text:span><text:span text:style-name="T6">"h3")</text:span></text:p>
      <text:p text:style-name="Standard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9M30S</meta:editing-duration>
    <meta:editing-cycles>3</meta:editing-cycles>
    <meta:generator>OpenOffice/4.1.2$Win32 OpenOffice.org_project/412m3$Build-9782</meta:generator>
    <dc:date>2016-11-08T12:29:09.91</dc:date>
    <meta:document-statistic meta:table-count="0" meta:image-count="0" meta:object-count="0" meta:page-count="1" meta:paragraph-count="10" meta:word-count="95" meta:character-count="614"/>
    <meta:user-defined meta:name="Info 1"/>
    <meta:user-defined meta:name="Info 2"/>
    <meta:user-defined meta:name="Info 3"/>
    <meta:user-defined meta:name="Info 4"/>
  </office:meta>
</office:document-meta>
</file>